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c678dd"/>
    </style:style>
    <style:style style:name="T2" style:family="text">
      <style:text-properties fo:color="#abb2bf"/>
    </style:style>
    <style:style style:name="T3" style:family="text">
      <style:text-properties fo:color="#98c379"/>
    </style:style>
    <style:style style:name="T4" style:family="text">
      <style:text-properties fo:color="#61afef"/>
    </style:style>
    <style:style style:name="T5" style:family="text">
      <style:text-properties fo:color="#d19a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components/LunarCalendar/LunarCalendar.js</text:p>
      <text:p text:style-name="Standard"><text:span text:style-name="T1">import</text:span> React<text:span text:style-name="T2">,</text:span> <text:span text:style-name="T2">{</text:span> useState<text:span text:style-name="T2">,</text:span> useEffect <text:span text:style-name="T2">}</text:span> <text:span text:style-name="T1">from</text:span> <text:span text:style-name="T3">'react'</text:span><text:span text:style-name="T2">;</text:span> <text:span text:style-name="T1">import</text:span> styled <text:span text:style-name="T1">from</text:span> <text:span text:style-name="T3">'styled-components'</text:span><text:span text:style-name="T2">;</text:span> <text:span text:style-name="T1">import</text:span> <text:span text:style-name="T2">{</text:span> theme <text:span text:style-name="T2">}</text:span> <text:span text:style-name="T1">from</text:span> <text:span text:style-name="T3">'../../styles/theme'</text:span><text:span text:style-name="T2">;</text:span> <text:span text:style-name="T1">import</text:span> <text:span text:style-name="T2">{</text:span> getLunarImage<text:span text:style-name="T2">,</text:span> getMonthlyEphemeris <text:span text:style-name="T2">}</text:span> <text:span text:style-name="T1">from</text:span> <text:span text:style-name="T3">'../../services/api'</text:span><text:span text:style-name="T2">;</text:span> <text:span text:style-name="T1">const</text:span> CalendarWrapper <text:span text:style-name="T4">=</text:span> styled<text:span text:style-name="T2">.</text:span>div<text:span text:style-name="T3">`</text:span> </text:p>
      <text:p text:style-name="Standard"><text:s text:c="2"/>max-width: 800px;</text:p>
      <text:p text:style-name="Standard"><text:s text:c="2"/>margin: 0 auto;</text:p>
      <text:p text:style-name="Standard"><text:s text:c="2"/>padding: ${theme.spacing(4)};</text:p>
      <text:p text:style-name="Standard"><text:s text:c="2"/>background-color: ${theme.colors.background.paper};</text:p>
      <text:p text:style-name="Standard"><text:s text:c="2"/>border-radius: ${theme.borderRadius};</text:p>
      <text:p text:style-name="Standard"><text:s text:c="2"/>box-shadow: ${theme.shadows.medium};</text:p>
      <text:p text:style-name="Standard">`;</text:p>
      <text:p text:style-name="Standard"/>
      <text:p text:style-name="Standard">const Title = styled.h2`</text:p>
      <text:p text:style-name="Standard"><text:s text:c="2"/>color: ${theme.colors.secondary.main};</text:p>
      <text:p text:style-name="Standard"><text:s text:c="2"/>margin-bottom: ${theme.spacing(4)};</text:p>
      <text:p text:style-name="Standard"><text:s text:c="2"/>text-align: center;</text:p>
      <text:p text:style-name="Standard">`;</text:p>
      <text:p text:style-name="Standard"/>
      <text:p text:style-name="Standard">const CalendarGrid = styled.div`</text:p>
      <text:p text:style-name="Standard"><text:s text:c="2"/>display: grid;</text:p>
      <text:p text:style-name="Standard"><text:s text:c="2"/>grid-template-columns: repeat(7, 1fr);</text:p>
      <text:p text:style-name="Standard"><text:s text:c="2"/>gap: ${theme.spacing(1)};</text:p>
      <text:p text:style-name="Standard">`;</text:p>
      <text:p text:style-name="Standard"/>
      <text:p text:style-name="Standard">const DayCell = styled.div`</text:p>
      <text:p text:style-name="Standard"><text:s text:c="2"/>background-color: ${props =&gt; props.isCurrentMonth ? theme.colors.background.default : theme.colors.background.paper};</text:p>
      <text:p text:style-name="Standard"><text:s text:c="2"/>border: 1px solid ${theme.colors.primary.light};</text:p>
      <text:p text:style-name="Standard"><text:s text:c="2"/>padding: ${theme.spacing(1)};</text:p>
      <text:p text:style-name="Standard"><text:s text:c="2"/>text-align: center;</text:p>
      <text:p text:style-name="Standard">`;</text:p>
      <text:p text:style-name="Standard"/>
      <text:p text:style-name="Standard">const DayNumber = styled.span`</text:p>
      <text:p text:style-name="Standard"><text:s text:c="2"/>font-weight: ${props =&gt; props.isToday ? 'bold' : 'normal'};</text:p>
      <text:p text:style-name="Standard"><text:s text:c="2"/>color: ${props =&gt; props.isToday ? theme.colors.secondary.accent : theme.colors.text.primary};</text:p>
      <text:p text:style-name="Standard">`;</text:p>
      <text:p text:style-name="Standard"/>
      <text:p text:style-name="Standard">const LunarPhaseImage = styled.img`</text:p>
      <text:p text:style-name="Standard"><text:s text:c="2"/>width: 20px;</text:p>
      <text:p text:style-name="Standard"><text:s text:c="2"/>height: 20px;</text:p>
      <text:p text:style-name="Standard"><text:s text:c="2"/>margin-top: ${theme.spacing(1)};</text:p>
      <text:p text:style-name="Standard">`;</text:p>
      <text:p text:style-name="Standard"/>
      <text:p text:style-name="Standard"><text:span text:style-name="T1">const</text:span> <text:span text:style-name="T4">LunarCalendar</text:span> <text:span text:style-name="T4">=</text:span> <text:span text:style-name="T2">()</text:span> <text:span text:style-name="T4">=&gt;</text:span> <text:span text:style-name="T2">{</text:span> <text:span text:style-name="T1">const</text:span> <text:span text:style-name="T2">[</text:span>currentDate<text:span text:style-name="T2">,</text:span> setCurrentDate<text:span text:style-name="T2">]</text:span> <text:span text:style-name="T4">=</text:span> <text:span text:style-name="T4">useState</text:span><text:span text:style-name="T2">(</text:span><text:span text:style-name="T1">new</text:span> <text:span text:style-name="T5">Date</text:span><text:span text:style-name="T2">());</text:span> <text:span text:style-name="T1">const</text:span> <text:span text:style-name="T2">[</text:span>calendarDays<text:span text:style-name="T2">,</text:span> setCalendarDays<text:span text:style-name="T2">]</text:span> <text:span text:style-name="T4">=</text:span> <text:span text:style-name="T4">useState</text:span><text:span text:style-name="T2">([]);</text:span> <text:span text:style-name="T1">const</text:span> <text:span text:style-name="T2">[</text:span>monthlyEphemeris<text:span text:style-name="T2">,</text:span> setMonthlyEphemeris<text:span text:style-name="T2">]</text:span> <text:span text:style-name="T4">=</text:span> <text:span text:style-name="T4">useState</text:span><text:span text:style-name="T2">(</text:span><text:span text:style-name="T1">null</text:span><text:span text:style-name="T2">);</text:span> <text:span text:style-name="T4">useEffect</text:span><text:span text:style-name="T2">(()</text:span> <text:span text:style-name="T4">=&gt;</text:span> <text:span text:style-name="T2">{</text:span> <text:span text:style-name="T4">generateCalendarDays</text:span><text:span text:style-name="T2">(</text:span>currentDate<text:span text:style-name="T2">);</text:span> <text:span text:style-name="T4">fetchMonthlyEphemeris</text:span><text:span text:style-name="T2">(</text:span>currentDate<text:span text:style-name="T2">);</text:span> <text:span text:style-name="T2">},</text:span> <text:span text:style-name="T2">[</text:span>currentDate<text:span text:style-name="T2">]);</text:span> </text:p>
      <text:p text:style-name="Standard"/>
      <text:p text:style-name="Standard"><text:s text:c="2"/>const generateCalendarDays = (date) =&gt; {</text:p>
      <text:p text:style-name="Standard"><text:s text:c="4"/>// Logic to generate calendar days</text:p>
      <text:p text:style-name="Standard"><text:s text:c="4"/>// ...</text:p>
      <text:p text:style-name="Standard"><text:s text:c="2"/>};</text:p>
      <text:p text:style-name="Standard"><text:soft-page-break/><text:span text:style-name="T1">const</text:span> <text:span text:style-name="T4">fetchMonthlyEphemeris</text:span> <text:span text:style-name="T4">=</text:span> <text:span text:style-name="T1">async</text:span> <text:span text:style-name="T2">(</text:span>date<text:span text:style-name="T2">)</text:span> <text:span text:style-name="T4">=&gt;</text:span> <text:span text:style-name="T2">{</text:span> <text:span text:style-name="T1">try</text:span> <text:span text:style-name="T2">{</text:span> <text:span text:style-name="T1">const</text:span> data <text:span text:style-name="T4">=</text:span> <text:span text:style-name="T1">await</text:span> <text:span text:style-name="T4">getMonthlyEphemeris</text:span><text:span text:style-name="T2">(</text:span>date<text:span text:style-name="T2">.</text:span><text:span text:style-name="T4">getMonth</text:span><text:span text:style-name="T2">()</text:span> <text:span text:style-name="T4">+</text:span> <text:span text:style-name="T5">1</text:span><text:span text:style-name="T2">,</text:span> date<text:span text:style-name="T2">.</text:span><text:span text:style-name="T4">getFullYear</text:span><text:span text:style-name="T2">());</text:span> <text:span text:style-name="T4">setMonthlyEphemeris</text:span><text:span text:style-name="T2">(</text:span>data<text:span text:style-name="T2">);</text:span> <text:span text:style-name="T2">}</text:span> <text:span text:style-name="T1">catch</text:span> <text:span text:style-name="T2">(</text:span>error<text:span text:style-name="T2">)</text:span> <text:span text:style-name="T2">{</text:span> <text:span text:style-name="T5">console</text:span><text:span text:style-name="T2">.</text:span><text:span text:style-name="T4">error</text:span><text:span text:style-name="T2">(</text:span><text:span text:style-name="T3">'Erreur lors de la récupération des éphémérides:'</text:span><text:span text:style-name="T2">,</text:span> error<text:span text:style-name="T2">);</text:span> <text:span text:style-name="T2">}</text:span> <text:span text:style-name="T2">};</text:span> <text:span text:style-name="T1">return</text:span> <text:span text:style-name="T2">(</text:span> <text:span text:style-name="T4">&lt;</text:span>CalendarWrapper<text:span text:style-name="T4">&gt;</text:span> <text:span text:style-name="T4">&lt;</text:span>Title<text:span text:style-name="T4">&gt;</text:span>Calendrier Lunaire<text:span text:style-name="T4">&lt;/</text:span>Title<text:span text:style-name="T4">&gt;</text:span> <text:span text:style-name="T4">&lt;</text:span>CalendarGrid<text:span text:style-name="T4">&gt;</text:span> <text:span text:style-name="T2">{[</text:span><text:span text:style-name="T3">'Lun'</text:span><text:span text:style-name="T2">,</text:span> <text:span text:style-name="T3">'Mar'</text:span><text:span text:style-name="T2">,</text:span> <text:span text:style-name="T3">'Mer'</text:span><text:span text:style-name="T2">,</text:span> <text:span text:style-name="T3">'Jeu'</text:span><text:span text:style-name="T2">,</text:span> <text:span text:style-name="T3">'Ven'</text:span><text:span text:style-name="T2">,</text:span> <text:span text:style-name="T3">'Sam'</text:span><text:span text:style-name="T2">,</text:span> <text:span text:style-name="T3">'Dim'</text:span><text:span text:style-name="T2">].</text:span><text:span text:style-name="T4">map</text:span><text:span text:style-name="T2">(</text:span>day <text:span text:style-name="T4">=&gt;</text:span> <text:span text:style-name="T2">(</text:span> <text:span text:style-name="T4">&lt;</text:span>DayCell key<text:span text:style-name="T4">=</text:span><text:span text:style-name="T2">{</text:span>day<text:span text:style-name="T2">}</text:span><text:span text:style-name="T4">&gt;</text:span><text:span text:style-name="T2">{</text:span>day<text:span text:style-name="T2">}</text:span><text:span text:style-name="T4">&lt;/</text:span>DayCell<text:span text:style-name="T4">&gt;</text:span> <text:span text:style-name="T2">))}</text:span> <text:span text:style-name="T2">{</text:span>calendarDays<text:span text:style-name="T2">.</text:span><text:span text:style-name="T4">map</text:span><text:span text:style-name="T2">((</text:span>day<text:span text:style-name="T2">,</text:span> index<text:span text:style-name="T2">)</text:span> <text:span text:style-name="T4">=&gt;</text:span> <text:span text:style-name="T2">(</text:span> <text:span text:style-name="T4">&lt;</text:span>DayCell key<text:span text:style-name="T4">=</text:span><text:span text:style-name="T2">{</text:span>index<text:span text:style-name="T2">}</text:span> isCurrentMonth<text:span text:style-name="T4">=</text:span><text:span text:style-name="T2">{</text:span>day<text:span text:style-name="T2">.</text:span>isCurrentMonth<text:span text:style-name="T2">}</text:span><text:span text:style-name="T4">&gt;</text:span> <text:span text:style-name="T4">&lt;</text:span>DayNumber isToday<text:span text:style-name="T4">=</text:span><text:span text:style-name="T2">{</text:span>day<text:span text:style-name="T2">.</text:span>isToday<text:span text:style-name="T2">}</text:span><text:span text:style-name="T4">&gt;</text:span><text:span text:style-name="T2">{</text:span>day<text:span text:style-name="T2">.</text:span>day<text:span text:style-name="T2">}</text:span><text:span text:style-name="T4">&lt;/</text:span>DayNumber<text:span text:style-name="T4">&gt;</text:span> <text:span text:style-name="T2">{</text:span>day<text:span text:style-name="T2">.</text:span>isCurrentMonth <text:span text:style-name="T4">&amp;&amp;</text:span> <text:span text:style-name="T2">(</text:span> <text:span text:style-name="T4">&lt;</text:span>LunarPhaseImage src<text:span text:style-name="T4">=</text:span><text:span text:style-name="T2">{</text:span><text:span text:style-name="T4">getLunarImage</text:span><text:span text:style-name="T2">(</text:span>day<text:span text:style-name="T2">.</text:span>date<text:span text:style-name="T2">)}</text:span> alt<text:span text:style-name="T4">=</text:span><text:span text:style-name="T3">"Phase lunaire"</text:span> <text:span text:style-name="T4">/&gt;</text:span> <text:span text:style-name="T2">)}</text:span> <text:span text:style-name="T4">&lt;/</text:span>DayCell<text:span text:style-name="T4">&gt;</text:span> <text:span text:style-name="T2">))}</text:span> <text:span text:style-name="T4">&lt;/</text:span>CalendarGrid<text:span text:style-name="T4">&gt;</text:span> <text:span text:style-name="T4">&lt;/</text:span>CalendarWrapper<text:span text:style-name="T4">&gt;</text:span> <text:span text:style-name="T2">);</text:span> <text:span text:style-name="T2">};</text:span> <text:span text:style-name="T1">export</text:span> <text:span text:style-name="T1">default</text:span> LunarCalendar<text:span text:style-name="T2">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23S</meta:editing-duration>
    <meta:editing-cycles>4</meta:editing-cycles>
    <meta:generator>OpenOffice/4.1.14$Win32 OpenOffice.org_project/4114m1$Build-9811</meta:generator>
    <dc:date>2024-09-07T19:54:31.43</dc:date>
    <dc:creator>ronan salaun</dc:creator>
    <meta:document-statistic meta:table-count="0" meta:image-count="0" meta:object-count="0" meta:page-count="2" meta:paragraph-count="40" meta:word-count="242" meta:character-count="2451"/>
    <meta:user-defined meta:name="Info 1"/>
    <meta:user-defined meta:name="Info 2"/>
    <meta:user-defined meta:name="Info 3"/>
    <meta:user-defined meta:name="Info 4"/>
  </office:meta>
</office:document-meta>
</file>